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83" officeooo:paragraph-rsid="0000268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a017" officeooo:paragraph-rsid="0004a01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0f8980" officeooo:paragraph-rsid="000f898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8d6312" officeooo:paragraph-rsid="0007ae6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8d6312" officeooo:paragraph-rsid="000dbe2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f8980" officeooo:paragraph-rsid="000f898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004c5" officeooo:paragraph-rsid="000f898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73de" officeooo:paragraph-rsid="001c5fe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e8c7" officeooo:paragraph-rsid="00212fa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abfc" officeooo:paragraph-rsid="0021abf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c1f0" officeooo:paragraph-rsid="002f774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869525" officeooo:paragraph-rsid="0007ae6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8d6312" officeooo:paragraph-rsid="0007ae6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8d6312" officeooo:paragraph-rsid="000dbe2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30e4c5" officeooo:paragraph-rsid="001165a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56884" officeooo:paragraph-rsid="001165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56884" officeooo:paragraph-rsid="0015688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56884" officeooo:paragraph-rsid="0016b00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20c1f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2f77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3137d6" style:font-weight-asian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7709in"/>
        </style:tab-stops>
      </style:paragraph-properties>
      <style:text-properties fo:font-size="15pt" fo:font-style="normal" style:text-underline-style="none" fo:font-weight="normal" officeooo:rsid="0033753b" officeooo:paragraph-rsid="0033753b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5afd6"/>
    </style:style>
    <style:style style:name="T2" style:family="text">
      <style:text-properties officeooo:rsid="008e0d43"/>
    </style:style>
    <style:style style:name="T3" style:family="text">
      <style:text-properties officeooo:rsid="008b417c"/>
    </style:style>
    <style:style style:name="T4" style:family="text">
      <style:text-properties officeooo:rsid="008d1380"/>
    </style:style>
    <style:style style:name="T5" style:family="text">
      <style:text-properties officeooo:rsid="000bc319"/>
    </style:style>
    <style:style style:name="T6" style:family="text">
      <style:text-properties officeooo:rsid="001059a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4734" style:font-weight-asian="bold" style:font-weight-complex="bold"/>
    </style:style>
    <style:style style:name="T9" style:family="text">
      <style:text-properties fo:font-weight="bold" officeooo:rsid="0013bb25" style:font-weight-asian="bold" style:font-weight-complex="bold"/>
    </style:style>
    <style:style style:name="T10" style:family="text">
      <style:text-properties fo:font-weight="bold" officeooo:rsid="003dd761" style:font-weight-asian="bold" style:font-weight-complex="bold"/>
    </style:style>
    <style:style style:name="T11" style:family="text">
      <style:text-properties fo:font-weight="bold" officeooo:rsid="004e872e" style:font-weight-asian="bold" style:font-weight-complex="bold"/>
    </style:style>
    <style:style style:name="T12" style:family="text">
      <style:text-properties officeooo:rsid="00159b92"/>
    </style:style>
    <style:style style:name="T13" style:family="text">
      <style:text-properties officeooo:rsid="00161292"/>
    </style:style>
    <style:style style:name="T14" style:family="text">
      <style:text-properties officeooo:rsid="0017064b"/>
    </style:style>
    <style:style style:name="T15" style:family="text">
      <style:text-properties officeooo:rsid="0018ff45"/>
    </style:style>
    <style:style style:name="T16" style:family="text">
      <style:text-properties officeooo:rsid="001e1327"/>
    </style:style>
    <style:style style:name="T17" style:family="text">
      <style:text-properties officeooo:rsid="001f7b5a"/>
    </style:style>
    <style:style style:name="T18" style:family="text">
      <style:text-properties officeooo:rsid="00239458"/>
    </style:style>
    <style:style style:name="T19" style:family="text">
      <style:text-properties officeooo:rsid="0025acec"/>
    </style:style>
    <style:style style:name="T20" style:family="text">
      <style:text-properties officeooo:rsid="002a7995"/>
    </style:style>
    <style:style style:name="T21" style:family="text">
      <style:text-properties officeooo:rsid="002b19a1"/>
    </style:style>
    <style:style style:name="T22" style:family="text">
      <style:text-properties fo:font-style="italic" officeooo:rsid="002b19a1" style:font-style-asian="italic" style:font-style-complex="italic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color="#0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Plan and Procedure</text:p>
      <text:p text:style-name="P2"/>
      <text:p text:style-name="P2"><text:span text:style-name="T1">1. </text:span>Work to be done</text:p>
      <text:p text:style-name="P12"/>
      <text:p text:style-name="P12">* <text:span text:style-name="T3">Proposal Documentation.</text:span></text:p>
      <text:p text:style-name="P12">* <text:span text:style-name="T4">UI Prototype Design.(Paper design for time-critical situation)</text:span></text:p>
      <text:p text:style-name="P13">* Data <text:span text:style-name="T5">collection and </text:span>purification.</text:p>
      <text:p text:style-name="P13">* <text:span text:style-name="T2">Database construction(Schema Design)</text:span></text:p>
      <text:p text:style-name="P13">* <text:span text:style-name="T2">Backend APIs.</text:span></text:p>
      <text:p text:style-name="P4">* <text:span text:style-name="T2">Front-end Coding(UI).</text:span></text:p>
      <text:p text:style-name="P14">* <text:span text:style-name="T5">Mid-term and Final Documentation.</text:span></text:p>
      <text:p text:style-name="P14">* <text:span text:style-name="T20">Testing and Verification of each feature.</text:span></text:p>
      <text:p text:style-name="P5"/>
      <text:p text:style-name="P5"/>
      <text:p text:style-name="P3">2. <text:span text:style-name="T6">Feature-Wise</text:span> Working Plan Brief</text:p>
      <text:p text:style-name="P6"/>
      <text:p text:style-name="P15">I. <text:span text:style-name="T7">Plan periodic meal for patient according to their macros requirement</text:span><text:span text:style-name="T8">(Re. Requirement </text:span><text:span text:style-name="T9">Elicitation</text:span><text:span text:style-name="T8">)</text:span></text:p>
      <text:p text:style-name="P16"><text:span text:style-name="T8"/></text:p>
      <text:p text:style-name="P17">* Build input form to take input from user for factors to consider in planning a meal.</text:p>
      <text:p text:style-name="P17"><text:s text:c="3"/><text:span text:style-name="T12">eg. Age, BMI, Activity level Preference, Meal times,allergy etc.</text:span></text:p>
      <text:p text:style-name="P18">* <text:s/><text:span text:style-name="T13">Refine and fix the algorithm for meal planning.</text:span></text:p>
      <text:p text:style-name="P18"><text:span text:style-name="T13">(Refer to procedure.odt,Diet_plan_sample.docx and menu planning slide)</text:span></text:p>
      <text:p text:style-name="P15">* <text:span text:style-name="T15">Collect, Refine and Store data into the database as mentioned in the algorithm fixed in previous step.</text:span></text:p>
      <text:p text:style-name="P15">* <text:span text:style-name="T14">Build home page and meal list + meal detail page according to stated requirement in Requirement elicitation page.</text:span></text:p>
      <text:p text:style-name="P19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19"><text:span text:style-name="T22"/></text:p>
      <text:p text:style-name="P8">II. <text:span text:style-name="T10">Build a nutritional profile for a user</text:span></text:p>
      <text:p text:style-name="P6"/>
      <text:p text:style-name="P6">* <text:span text:style-name="T16">Add nutrtional value of each consumed meal in the database.</text:span></text:p>
      <text:p text:style-name="P6">* <text:span text:style-name="T16">Retrieve the data from the database and show it in the piechart or any graphical form to the user.</text:span></text:p>
      <text:p text:style-name="P20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11"><text:span text:style-name="T22"/></text:p>
      <text:p text:style-name="P6">* <text:span text:style-name="T17">Document the result until here and go for mid-term defense.</text:span></text:p>
      <text:p text:style-name="P7"/>
      <text:p text:style-name="P9">III. <text:span text:style-name="T7">Blood sugar </text:span><text:span text:style-name="T11">t</text:span><text:span text:style-name="T7">racking </text:span><text:span text:style-name="T11">m</text:span><text:span text:style-name="T7">echanism</text:span></text:p>
      <text:p text:style-name="P9"><text:span text:style-name="T7"/></text:p>
      <text:p text:style-name="P10">* Let user add their blood sugar level and warning mechanism when they eat high-carbs or high-starch food which might hamper their health status temporarily.</text:p>
      <text:p text:style-name="P10">* <text:span text:style-name="T18">Store all the data along with their time stamp into the database associated.</text:span></text:p>
      <text:p text:style-name="P21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10">* <text:span text:style-name="T19">Document the result go for supervisor verification for product until this point and for suggestion in future iteration.</text:span></text:p>
      <text:p text:style-name="P10"/>
      <text:p text:style-name="P22"><text:span text:style-name="T24">MORE</text:span> to be added after finishing this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57:16.406134125</meta:creation-date>
    <dc:date>2021-03-16T23:36:00.641882570</dc:date>
    <meta:editing-duration>PT38M19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321" meta:character-count="2036" meta:non-whitespace-character-count="1741"/>
  </office:meta>
</office:document-meta>
</file>